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30.6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10"/>
    <style:style style:name="ce8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Table_20_du_20_pilote_20_-_20_Coin">
      <style:table-cell-properties fo:border-bottom="none" fo:border-left="2.01pt solid #000000" fo:border-right="0.99pt solid #000000" fo:border-top="2.01pt solid #000000"/>
    </style:style>
    <style:style style:name="ce10" style:family="table-cell" style:parent-style-name="Table_20_du_20_pilote_20_-_20_Champ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Table_20_du_20_pilote_20_-_20_Titr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Table_20_du_20_pilote_20_-_20_Catégorie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Table_20_du_20_pilote_20_-_20_Valeur" style:data-style-name="N108">
      <style:table-cell-properties fo:border-bottom="none" fo:border-left="0.99pt solid #000000" fo:border-right="none" fo:border-top="0.99pt solid #000000"/>
    </style:style>
    <style:style style:name="ce17" style:family="table-cell" style:parent-style-name="Table_20_du_20_pilote_20_-_20_Valeur" style:data-style-name="N108">
      <style:table-cell-properties fo:border-bottom="0.99pt solid #000000" fo:border-left="0.99pt solid #000000" fo:border-right="none" fo:border-top="none"/>
    </style:style>
    <style:style style:name="ce18" style:family="table-cell" style:parent-style-name="Table_20_du_20_pilote_20_-_20_Résultat" style:data-style-name="N108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Table_20_du_20_pilote_20_-_20_Coin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Table_20_du_20_pilote_20_-_20_Catégorie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Table_20_du_20_pilote_20_-_20_Valeur" style:data-style-name="N108">
      <style:table-cell-properties fo:border-bottom="none" fo:border-left="none" fo:border-right="2.01pt solid #000000" fo:border-top="0.99pt solid #000000"/>
    </style:style>
    <style:style style:name="ce22" style:family="table-cell" style:parent-style-name="Table_20_du_20_pilote_20_-_20_Valeur" style:data-style-name="N108">
      <style:table-cell-properties fo:border-bottom="0.99pt solid #000000" fo:border-left="none" fo:border-right="2.01pt solid #000000" fo:border-top="none"/>
    </style:style>
    <style:style style:name="ce23" style:family="table-cell" style:parent-style-name="Table_20_du_20_pilote_20_-_20_Résultat" style:data-style-name="N108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ce4"/>
        <table:table-column table:style-name="co2" table:default-cell-style-name="ce7"/>
        <table:table-column table:style-name="co3" table:default-cell-style-name="ce8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estion du porte monnaie</text:p>
          </table:table-cell>
          <table:covered-table-cell/>
          <table:covered-table-cell table:number-columns-repeated="3" table:style-name="Default"/>
          <table:covered-table-cell table:style-name="ce2"/>
          <table:table-cell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2" office:value-type="string" calcext:value-type="string">
            <text:p>Taux de conversion</text:p>
          </table:table-cell>
          <table:table-cell office:value-type="float" office:value="0.77" calcext:value-type="float">
            <text:p>0,77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2" office:value-type="string" calcext:value-type="string">
            <text:p>Seuil en euro</text:p>
          </table:table-cell>
          <table:table-cell table:style-name="ce4" office:value-type="currency" office:currency="EUR" office:value="30" calcext:value-type="currency">
            <text:p>30,00 €</text:p>
          </table:table-cell>
        </table:table-row>
        <table:table-row table:style-name="ro2">
          <table:table-cell table:style-name="ce2"/>
          <table:table-cell table:style-name="ce4"/>
          <table:table-cell table:style-name="Default" table:number-columns-repeated="4"/>
          <table:table-cell/>
        </table:table-row>
        <table:table-row table:style-name="ro2">
          <table:table-cell table:number-columns-repeated="2"/>
          <table:table-cell table:style-name="Default"/>
          <table:table-cell table:style-name="ce6" office:value-type="string" calcext:value-type="string" table:number-columns-spanned="2" table:number-rows-spanned="1">
            <text:p>Montant emporté</text:p>
          </table:table-cell>
          <table:covered-table-cell table:style-name="Default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En Euro</text:p>
          </table:table-cell>
          <table:table-cell table:style-name="ce3" office:value-type="string" calcext:value-type="string">
            <text:p>En livres</text:p>
          </table:table-cell>
          <table:table-cell table:style-name="ce3" office:value-type="string" calcext:value-type="string">
            <text:p>Message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D8]*[.$G$2]" office:value-type="currency" office:currency="GBP" office:value="9.24" calcext:value-type="currency">
            <text:p>£9,24</text:p>
          </table:table-cell>
          <table:table-cell table:formula="of:=IF([.D8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D9]*[.$G$2]" office:value-type="currency" office:currency="GBP" office:value="7.7" calcext:value-type="currency">
            <text:p>£7,70</text:p>
          </table:table-cell>
          <table:table-cell table:formula="of:=IF([.D9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23" calcext:value-type="currency">
            <text:p>23,00 €</text:p>
          </table:table-cell>
          <table:table-cell table:formula="of:=[.D10]*[.$G$2]" office:value-type="currency" office:currency="GBP" office:value="17.71" calcext:value-type="currency">
            <text:p>£17,71</text:p>
          </table:table-cell>
          <table:table-cell table:formula="of:=IF([.D10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Josett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[.D11]*[.$G$2]" office:value-type="currency" office:currency="GBP" office:value="15.4" calcext:value-type="currency">
            <text:p>£15,40</text:p>
          </table:table-cell>
          <table:table-cell table:formula="of:=IF([.D11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D12]*[.$G$2]" office:value-type="currency" office:currency="GBP" office:value="1.54" calcext:value-type="currency">
            <text:p>£1,54</text:p>
          </table:table-cell>
          <table:table-cell table:formula="of:=IF([.D12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1A</text:p>
          </table:table-cell>
          <table:table-cell office:value-type="currency" office:currency="EUR" office:value="34" calcext:value-type="currency">
            <text:p>34,00 €</text:p>
          </table:table-cell>
          <table:table-cell table:formula="of:=[.D13]*[.$G$2]" office:value-type="currency" office:currency="GBP" office:value="26.18" calcext:value-type="currency">
            <text:p>£26,18</text:p>
          </table:table-cell>
          <table:table-cell table:formula="of:=IF([.D13]&gt;[.$G$3];&quot;C'est trop&quot;;&quot;&quot;)" office:value-type="string" office:string-value="C'est trop" calcext:value-type="string">
            <text:p>C'est trop</text:p>
          </table:table-cell>
          <table:table-cell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Marcell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21" calcext:value-type="currency">
            <text:p>21,00 €</text:p>
          </table:table-cell>
          <table:table-cell table:formula="of:=[.D14]*[.$G$2]" office:value-type="currency" office:currency="GBP" office:value="16.17" calcext:value-type="currency">
            <text:p>£16,17</text:p>
          </table:table-cell>
          <table:table-cell table:formula="of:=IF([.D14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16" calcext:value-type="currency">
            <text:p>16,00 €</text:p>
          </table:table-cell>
          <table:table-cell table:formula="of:=[.D15]*[.$G$2]" office:value-type="currency" office:currency="GBP" office:value="12.32" calcext:value-type="currency">
            <text:p>£12,32</text:p>
          </table:table-cell>
          <table:table-cell table:formula="of:=IF([.D15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1A</text:p>
          </table:table-cell>
          <table:table-cell office:value-type="currency" office:currency="EUR" office:value="14" calcext:value-type="currency">
            <text:p>14,00 €</text:p>
          </table:table-cell>
          <table:table-cell table:formula="of:=[.D16]*[.$G$2]" office:value-type="currency" office:currency="GBP" office:value="10.78" calcext:value-type="currency">
            <text:p>£10,78</text:p>
          </table:table-cell>
          <table:table-cell table:formula="of:=IF([.D16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Suzett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34" calcext:value-type="currency">
            <text:p>34,00 €</text:p>
          </table:table-cell>
          <table:table-cell table:formula="of:=[.D17]*[.$G$2]" office:value-type="currency" office:currency="GBP" office:value="26.18" calcext:value-type="currency">
            <text:p>£26,18</text:p>
          </table:table-cell>
          <table:table-cell table:formula="of:=IF([.D17]&gt;[.$G$3];&quot;C'est trop&quot;;&quot;&quot;)" office:value-type="string" office:string-value="C'est trop" calcext:value-type="string">
            <text:p>C'est trop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1B</text:p>
          </table:table-cell>
          <table:table-cell office:value-type="currency" office:currency="EUR" office:value="5" calcext:value-type="currency">
            <text:p>5,00 €</text:p>
          </table:table-cell>
          <table:table-cell table:formula="of:=[.D18]*[.$G$2]" office:value-type="currency" office:currency="GBP" office:value="3.85" calcext:value-type="currency">
            <text:p>£3,85</text:p>
          </table:table-cell>
          <table:table-cell table:formula="of:=IF([.D18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[.D19]*[.$G$2]" office:value-type="currency" office:currency="GBP" office:value="6.16" calcext:value-type="currency">
            <text:p>£6,16</text:p>
          </table:table-cell>
          <table:table-cell table:formula="of:=IF([.D19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Serge</text:p>
          </table:table-cell>
          <table:table-cell office:value-type="string" calcext:value-type="string">
            <text:p>1A</text:p>
          </table:table-cell>
          <table:table-cell office:value-type="currency" office:currency="EUR" office:value="14" calcext:value-type="currency">
            <text:p>14,00 €</text:p>
          </table:table-cell>
          <table:table-cell table:formula="of:=[.D20]*[.$G$2]" office:value-type="currency" office:currency="GBP" office:value="10.78" calcext:value-type="currency">
            <text:p>£10,78</text:p>
          </table:table-cell>
          <table:table-cell table:formula="of:=IF([.D20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1B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[.D21]*[.$G$2]" office:value-type="currency" office:currency="GBP" office:value="14.63" calcext:value-type="currency">
            <text:p>£14,63</text:p>
          </table:table-cell>
          <table:table-cell table:formula="of:=IF([.D21]&gt;[.$G$3];&quot;C'est trop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1B</text:p>
          </table:table-cell>
          <table:table-cell office:value-type="currency" office:currency="EUR" office:value="21" calcext:value-type="currency">
            <text:p>21,00 €</text:p>
          </table:table-cell>
          <table:table-cell table:formula="of:=[.D22]*[.$G$2]" office:value-type="currency" office:currency="GBP" office:value="16.17" calcext:value-type="currency">
            <text:p>£16,17</text:p>
          </table:table-cell>
          <table:table-cell table:formula="of:=IF([.D22]&gt;[.$G$3];&quot;C'est trop&quot;;&quot;&quot;)">
            <text:p/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office:value-type="string" calcext:value-type="string">
            <text:p>Moyenne</text:p>
          </table:table-cell>
          <table:table-cell table:formula="of:=AVERAGE([.D8:.D22])" office:value-type="currency" office:currency="EUR" office:value="16.8666666666667" calcext:value-type="currency">
            <text:p>16,87 €</text:p>
          </table:table-cell>
          <table:table-cell table:formula="of:=AVERAGE([.E8:.E22])" office:value-type="currency" office:currency="GBP" office:value="12.9873333333333" calcext:value-type="currency">
            <text:p>£12,99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office:value-type="string" calcext:value-type="string">
            <text:p>Min</text:p>
          </table:table-cell>
          <table:table-cell table:formula="of:=MIN([.D8:.D22])" office:value-type="currency" office:currency="EUR" office:value="2" calcext:value-type="currency">
            <text:p>2,00 €</text:p>
          </table:table-cell>
          <table:table-cell table:formula="of:=MIN([.E8:.E22])" office:value-type="currency" office:currency="GBP" office:value="1.54" calcext:value-type="currency">
            <text:p>£1,54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office:value-type="string" calcext:value-type="string">
            <text:p>Max</text:p>
          </table:table-cell>
          <table:table-cell table:formula="of:=MAX([.D8:.D22])" office:value-type="currency" office:currency="EUR" office:value="34" calcext:value-type="currency">
            <text:p>34,00 €</text:p>
          </table:table-cell>
          <table:table-cell table:formula="of:=MAX([.E8:.E22])" office:value-type="currency" office:currency="GBP" office:value="26.18" calcext:value-type="currency">
            <text:p>£26,18</text:p>
          </table:table-cell>
          <table:table-cell table:style-name="Default"/>
          <table:table-cell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Tables du pilote_Feuille1_1" table:style-name="ta1">
        <table:shapes>
          <draw:frame draw:z-index="0" draw:style-name="gr1" draw:text-style-name="P1" svg:width="159.99mm" svg:height="89.99mm" svg:x="114.99mm" svg:y="5.52mm">
            <loext:p draw:notify-on-update-of-ranges="'Tables du pilote_Feuille1_1'.A3:'Tables du pilote_Feuille1_1'.A4 Feuille1.F2:Feuille1.F2 'Tables du pilote_Feuille1_1'.B3:'Tables du pilote_Feuille1_1'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9"/>
        <table:table-column table:style-name="co4" table:default-cell-style-name="ce14"/>
        <table:table-column table:style-name="co5" table:default-cell-style-name="ce19"/>
        <table:table-row table:style-name="ro2">
          <table:table-cell/>
          <table:table-cell office:value-type="string" calcext:value-type="string">
            <text:p>Données</text:p>
          </table:table-cell>
          <table:table-cell/>
        </table:table-row>
        <table:table-row table:style-name="ro2">
          <table:table-cell table:style-name="ce10" office:value-type="string" calcext:value-type="string">
            <text:p>Classe</text:p>
          </table:table-cell>
          <table:table-cell table:style-name="ce15" office:value-type="string" calcext:value-type="string">
            <text:p>Moyenne - En Euro</text:p>
          </table:table-cell>
          <table:table-cell table:style-name="ce20" office:value-type="string" calcext:value-type="string">
            <text:p>Somme - En Euro</text:p>
          </table:table-cell>
        </table:table-row>
        <table:table-row table:style-name="ro2">
          <table:table-cell table:style-name="ce11" office:value-type="string" calcext:value-type="string">
            <text:p>1A</text:p>
          </table:table-cell>
          <table:table-cell table:style-name="ce16" office:value-type="currency" office:currency="EUR" office:value="17.625" calcext:value-type="currency">
            <text:p>17,63 €</text:p>
          </table:table-cell>
          <table:table-cell table:style-name="ce21" office:value-type="currency" office:currency="EUR" office:value="141" calcext:value-type="currency">
            <text:p>141,00 €</text:p>
          </table:table-cell>
        </table:table-row>
        <table:table-row table:style-name="ro2">
          <table:table-cell table:style-name="ce12" office:value-type="string" calcext:value-type="string">
            <text:p>1B</text:p>
          </table:table-cell>
          <table:table-cell table:style-name="ce17" office:value-type="currency" office:currency="EUR" office:value="16" calcext:value-type="currency">
            <text:p>16,00 €</text:p>
          </table:table-cell>
          <table:table-cell table:style-name="ce22" office:value-type="currency" office:currency="EUR" office:value="112" calcext:value-type="currency">
            <text:p>112,00 €</text:p>
          </table:table-cell>
        </table:table-row>
        <table:table-row table:style-name="ro2">
          <table:table-cell table:style-name="ce13" office:value-type="string" calcext:value-type="string">
            <text:p>Total Résultat</text:p>
          </table:table-cell>
          <table:table-cell table:style-name="ce18" office:value-type="currency" office:currency="EUR" office:value="16.8666666666667" calcext:value-type="currency">
            <text:p>16,87 €</text:p>
          </table:table-cell>
          <table:table-cell table:style-name="ce23" office:value-type="currency" office:currency="EUR" office:value="253" calcext:value-type="currency">
            <text:p>253,00 €</text:p>
          </table:table-cell>
        </table:table-row>
      </table:table>
      <table:named-expressions/>
      <table:database-ranges>
        <table:database-range table:name="__Anonymous_Sheet_DB__0" table:target-range-address="Feuille1.A6:Feuille1.F22"/>
      </table:database-ranges>
      <table:data-pilot-tables>
        <table:data-pilot-table table:name="DataPilot1" table:application-data="" table:target-range-address="'Tables du pilote_Feuille1_1'.A1:'Tables du pilote_Feuille1_1'.C5" table:buttons="'Tables du pilote_Feuille1_1'.A2 'Tables du pilote_Feuille1_1'.B1" table:show-filter-button="false" table:drill-down-on-double-click="false">
          <table:source-cell-range table:cell-range-address="Feuille1.A7:Feuille1.E22"/>
          <table:data-pilot-field table:source-field-name="Données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Classe" table:orientation="row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n Euro" table:orientation="data" table:used-hierarchy="0" table:function="average">
            <table:data-pilot-level table:show-empty="false" calcext:repeat-item-labels="false">
              <table:data-pilot-members>
                <table:data-pilot-member table:name="5,00 €" table:display="true" table:show-details="true"/>
                <table:data-pilot-member table:name="8,00 €" table:display="true" table:show-details="true"/>
                <table:data-pilot-member table:name="10,00 €" table:display="true" table:show-details="true"/>
                <table:data-pilot-member table:name="12,00 €" table:display="true" table:show-details="true"/>
                <table:data-pilot-member table:name="14,00 €" table:display="true" table:show-details="true"/>
                <table:data-pilot-member table:name="16,00 €" table:display="true" table:show-details="true"/>
                <table:data-pilot-member table:name="19,00 €" table:display="true" table:show-details="true"/>
                <table:data-pilot-member table:name="20,00 €" table:display="true" table:show-details="true"/>
                <table:data-pilot-member table:name="21,00 €" table:display="true" table:show-details="true"/>
                <table:data-pilot-member table:name="23,00 €" table:display="true" table:show-details="true"/>
                <table:data-pilot-member table:name="34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n Euro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0110P0" style:volatile="true" number:language="en" number:country="GH">
      <number:currency-symbol number:language="en" number:country="GH">GH₵</number:currency-symbol>
      <number:number number:decimal-places="2" loext:min-decimal-places="2" number:min-integer-digits="1" number:grouping="true"/>
    </number:currency-style>
    <number:currency-style style:name="N10110" number:language="en" number:country="GH">
      <style:text-properties fo:color="#ff0000"/>
      <number:text>-</number:text>
      <number:currency-symbol number:language="en" number:country="GH">GH₵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12P0" style:volatile="true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20112" number:language="en" number:country="I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20112P0"/>
    </number:currency-style>
    <number:currency-style style:name="N30112P0" style:volatile="true" number:language="ar" number:country="DZ">
      <number:currency-symbol number:language="ar" number:country="DZ">د.ج.‏</number:currency-symbol>
      <number:text> </number:text>
      <number:number number:decimal-places="2" loext:min-decimal-places="2" number:min-integer-digits="1" number:grouping="true"/>
    </number:currency-style>
    <number:currency-style style:name="N30112" number:language="ar" number:country="DZ">
      <style:text-properties fo:color="#ff0000"/>
      <number:currency-symbol number:language="ar" number:country="DZ">د.ج.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30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14:38:14.471341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Tommasi</meta:initial-creator>
    <meta:creation-date>2016-02-07T09:38:18.363046585</meta:creation-date>
    <dc:date>2016-07-20T14:54:01.334740804</dc:date>
    <dc:creator>Marc Tommasi</dc:creator>
    <meta:editing-duration>PT48M45S</meta:editing-duration>
    <meta:editing-cycles>6</meta:editing-cycles>
    <meta:generator>LibreOffice/5.1.4.2$Linux_X86_64 LibreOffice_project/10m0$Build-2</meta:generator>
    <meta:document-statistic meta:table-count="2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82cm" svg:y="4.201cm" style:legend-expansion="high" chart:style-name="ch2"/>
        <chart:plot-area chart:style-name="ch3" table:cell-range-address="'Tables du pilote_Feuille1_1'.A3:'Tables du pilote_Feuille1_1'.B4 Feuille1.F2:Feuille1.F2" chart:data-source-has-labels="both" svg:x="0.32cm" svg:y="0.18cm" svg:width="11.642cm" svg:height="8.64cm">
          <chartooo:coordinate-region svg:x="1.709cm" svg:y="0.379cm" svg:width="10.253cm" svg:height="7.794cm"/>
          <chart:axis chart:dimension="x" chart:name="primary-x" chart:style-name="ch4" chartooo:axis-type="auto">
            <chartooo:date-scale/>
            <chart:categories table:cell-range-address="'Tables du pilote_Feuille1_1'.A3:'Tables du pilote_Feuille1_1'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es du pilote_Feuille1_1'.B3:'Tables du pilote_Feuille1_1'.B4" chart:label-cell-address="Feuille1.F2:Feuille1.F2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 de conversion</text:p>
                <draw:g>
                  <svg:desc>Feuille1.F2:Feui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Tables du pilote_Feuille1_1'.A3:'Tables du pilote_Feuille1_1'.A4</svg:desc>
                </draw:g>
              </table:table-cell>
              <table:table-cell office:value-type="float" office:value="17.625">
                <text:p>17.625</text:p>
                <draw:g>
                  <svg:desc>'Tables du pilote_Feuille1_1'.B3:'Tables du pilote_Feuille1_1'.B4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